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11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X 150 vs GTX 1080" table:style-name="ta1">
        <table:shapes>
          <draw:frame draw:z-index="0" draw:style-name="gr1" draw:text-style-name="P1" svg:width="453.09pt" svg:height="255.37pt" svg:x="0pt" svg:y="742.37pt">
            <draw:object draw:notify-on-update-of-ranges="'MX 150 vs GTX 1080'.C9:'MX 150 vs GTX 1080'.F9 'MX 150 vs GTX 1080'.C52:'MX 150 vs GTX 1080'.F52 'MX 150 vs GTX 1080'.C9:'MX 150 vs GTX 1080'.F9 'MX 150 vs GTX 1080'.J52:'MX 150 vs GTX 1080'.M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66.99pt" svg:height="254.72pt" svg:x="98.9pt" svg:y="1031.02pt">
            <draw:object draw:notify-on-update-of-ranges="'MX 150 vs GTX 1080'.C9:'MX 150 vs GTX 1080'.F9 'MX 150 vs GTX 1080'.C51:'MX 150 vs GTX 1080'.F51 'MX 150 vs GTX 1080'.C9:'MX 150 vs GTX 1080'.F9 'MX 150 vs GTX 1080'.J51:'MX 150 vs GTX 1080'.M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4.86pt" svg:x="503.94pt" svg:y="746.22pt">
            <draw:object draw:notify-on-update-of-ranges="'MX 150 vs GTX 1080'.C9:'MX 150 vs GTX 1080'.F9 'MX 150 vs GTX 1080'.C53:'MX 150 vs GTX 1080'.F53 'MX 150 vs GTX 1080'.C9:'MX 150 vs GTX 1080'.F9 'MX 150 vs GTX 1080'.J53:'MX 150 vs GTX 1080'.M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94.93pt" svg:height="254.86pt" svg:x="138.19pt" svg:y="1326.7pt">
            <draw:object draw:notify-on-update-of-ranges="'MX 150 vs GTX 1080'.C9:'MX 150 vs GTX 1080'.F9 'MX 150 vs GTX 1080'.C54:'MX 150 vs GTX 1080'.F54 'MX 150 vs GTX 1080'.C9:'MX 150 vs GTX 1080'.F9 'MX 150 vs GTX 1080'.J54:'MX 150 vs GTX 1080'.M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5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table:style-name="ce6" table:number-columns-spanned="6" table:number-rows-spanned="1"/>
          <table:covered-table-cell table:number-columns-repeated="5"/>
          <table:table-cell/>
          <table:table-cell table:style-name="ce1"/>
          <table:table-cell table:number-columns-repeated="5"/>
        </table:table-row>
        <table:table-row table:style-name="ro1">
          <table:table-cell table:style-name="ce6" office:value-type="string" calcext:value-type="string" table:number-columns-spanned="6" table:number-rows-spanned="1">
            <text:p>Native 1:1</text:p>
          </table:table-cell>
          <table:covered-table-cell table:number-columns-repeated="5"/>
          <table:table-cell/>
          <table:table-cell table:style-name="ce6" office:value-type="string" calcext:value-type="string" table:number-columns-spanned="6" table:number-rows-spanned="1">
            <text:p>Map Fusion 1:1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1"/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/>
          <table:table-cell table:style-name="ce1" office:value-type="string" calcext:value-type="string">
            <text:p>Image’s 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1.278" calcext:value-type="float">
            <text:p>1.278</text:p>
          </table:table-cell>
          <table:table-cell office:value-type="float" office:value="2.14" calcext:value-type="float">
            <text:p>2.14</text:p>
          </table:table-cell>
          <table:table-cell office:value-type="float" office:value="4.481" calcext:value-type="float">
            <text:p>4.481</text:p>
          </table:table-cell>
          <table:table-cell office:value-type="float" office:value="8.679" calcext:value-type="float">
            <text:p>8.679</text:p>
          </table:table-cell>
          <table:table-cell/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0.72" calcext:value-type="float">
            <text:p>0.72</text:p>
          </table:table-cell>
          <table:table-cell office:value-type="float" office:value="1.148" calcext:value-type="float">
            <text:p>1.148</text:p>
          </table:table-cell>
          <table:table-cell office:value-type="float" office:value="2.224" calcext:value-type="float">
            <text:p>2.224</text:p>
          </table:table-cell>
          <table:table-cell office:value-type="float" office:value="4.962" calcext:value-type="float">
            <text:p>4.962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688" calcext:value-type="float">
            <text:p>15.688</text:p>
          </table:table-cell>
          <table:table-cell office:value-type="float" office:value="31.232" calcext:value-type="float">
            <text:p>31.232</text:p>
          </table:table-cell>
          <table:table-cell office:value-type="float" office:value="62.218" calcext:value-type="float">
            <text:p>62.218</text:p>
          </table:table-cell>
          <table:table-cell office:value-type="float" office:value="125.89" calcext:value-type="float">
            <text:p>125.8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.054" calcext:value-type="float">
            <text:p>16.054</text:p>
          </table:table-cell>
          <table:table-cell office:value-type="float" office:value="31.132" calcext:value-type="float">
            <text:p>31.132</text:p>
          </table:table-cell>
          <table:table-cell office:value-type="float" office:value="61.377" calcext:value-type="float">
            <text:p>61.377</text:p>
          </table:table-cell>
          <table:table-cell office:value-type="float" office:value="128.617" calcext:value-type="float">
            <text:p>128.617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3.061" calcext:value-type="float">
            <text:p>93.061</text:p>
          </table:table-cell>
          <table:table-cell office:value-type="float" office:value="149.658" calcext:value-type="float">
            <text:p>149.658</text:p>
          </table:table-cell>
          <table:table-cell office:value-type="float" office:value="291.101" calcext:value-type="float">
            <text:p>291.101</text:p>
          </table:table-cell>
          <table:table-cell office:value-type="float" office:value="527.277" calcext:value-type="float">
            <text:p>527.277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1.951" calcext:value-type="float">
            <text:p>91.951</text:p>
          </table:table-cell>
          <table:table-cell office:value-type="float" office:value="149.564" calcext:value-type="float">
            <text:p>149.564</text:p>
          </table:table-cell>
          <table:table-cell office:value-type="float" office:value="284.198" calcext:value-type="float">
            <text:p>284.198</text:p>
          </table:table-cell>
          <table:table-cell office:value-type="float" office:value="551.427" calcext:value-type="float">
            <text:p>551.42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0.027" calcext:value-type="float">
            <text:p>110.027</text:p>
          </table:table-cell>
          <table:table-cell office:value-type="float" office:value="183.03" calcext:value-type="float">
            <text:p>183.03</text:p>
          </table:table-cell>
          <table:table-cell office:value-type="float" office:value="357.8" calcext:value-type="float">
            <text:p>357.8</text:p>
          </table:table-cell>
          <table:table-cell office:value-type="float" office:value="661.846" calcext:value-type="float">
            <text:p>661.84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08.725" calcext:value-type="float">
            <text:p>108.725</text:p>
          </table:table-cell>
          <table:table-cell office:value-type="float" office:value="181.844" calcext:value-type="float">
            <text:p>181.844</text:p>
          </table:table-cell>
          <table:table-cell office:value-type="float" office:value="347.799" calcext:value-type="float">
            <text:p>347.799</text:p>
          </table:table-cell>
          <table:table-cell office:value-type="float" office:value="685.006" calcext:value-type="float">
            <text:p>685.00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1.26" calcext:value-type="float">
            <text:p>1.26</text:p>
          </table:table-cell>
          <table:table-cell office:value-type="float" office:value="2.234" calcext:value-type="float">
            <text:p>2.234</text:p>
          </table:table-cell>
          <table:table-cell office:value-type="float" office:value="4.492" calcext:value-type="float">
            <text:p>4.492</text:p>
          </table:table-cell>
          <table:table-cell office:value-type="float" office:value="8.244" calcext:value-type="float">
            <text:p>8.244</text:p>
          </table:table-cell>
          <table:table-cell/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0.694" calcext:value-type="float">
            <text:p>0.694</text:p>
          </table:table-cell>
          <table:table-cell office:value-type="float" office:value="1.124" calcext:value-type="float">
            <text:p>1.124</text:p>
          </table:table-cell>
          <table:table-cell office:value-type="float" office:value="2.183" calcext:value-type="float">
            <text:p>2.183</text:p>
          </table:table-cell>
          <table:table-cell office:value-type="float" office:value="4.546" calcext:value-type="float">
            <text:p>4.546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631" calcext:value-type="float">
            <text:p>15.631</text:p>
          </table:table-cell>
          <table:table-cell office:value-type="float" office:value="31.133" calcext:value-type="float">
            <text:p>31.133</text:p>
          </table:table-cell>
          <table:table-cell office:value-type="float" office:value="62.396" calcext:value-type="float">
            <text:p>62.396</text:p>
          </table:table-cell>
          <table:table-cell office:value-type="float" office:value="124.501" calcext:value-type="float">
            <text:p>124.501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.3" calcext:value-type="float">
            <text:p>16.3</text:p>
          </table:table-cell>
          <table:table-cell office:value-type="float" office:value="32.644" calcext:value-type="float">
            <text:p>32.644</text:p>
          </table:table-cell>
          <table:table-cell office:value-type="float" office:value="62.631" calcext:value-type="float">
            <text:p>62.631</text:p>
          </table:table-cell>
          <table:table-cell office:value-type="float" office:value="133.727" calcext:value-type="float">
            <text:p>133.727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272" calcext:value-type="float">
            <text:p>90.272</text:p>
          </table:table-cell>
          <table:table-cell office:value-type="float" office:value="151.418" calcext:value-type="float">
            <text:p>151.418</text:p>
          </table:table-cell>
          <table:table-cell office:value-type="float" office:value="294.1" calcext:value-type="float">
            <text:p>294.1</text:p>
          </table:table-cell>
          <table:table-cell office:value-type="float" office:value="525.432" calcext:value-type="float">
            <text:p>525.432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898" calcext:value-type="float">
            <text:p>92.898</text:p>
          </table:table-cell>
          <table:table-cell office:value-type="float" office:value="149.308" calcext:value-type="float">
            <text:p>149.308</text:p>
          </table:table-cell>
          <table:table-cell office:value-type="float" office:value="290.288" calcext:value-type="float">
            <text:p>290.288</text:p>
          </table:table-cell>
          <table:table-cell office:value-type="float" office:value="550.005" calcext:value-type="float">
            <text:p>550.00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7.163" calcext:value-type="float">
            <text:p>107.163</text:p>
          </table:table-cell>
          <table:table-cell office:value-type="float" office:value="184.785" calcext:value-type="float">
            <text:p>184.785</text:p>
          </table:table-cell>
          <table:table-cell office:value-type="float" office:value="360.988" calcext:value-type="float">
            <text:p>360.988</text:p>
          </table:table-cell>
          <table:table-cell office:value-type="float" office:value="658.177" calcext:value-type="float">
            <text:p>658.17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09.892" calcext:value-type="float">
            <text:p>109.892</text:p>
          </table:table-cell>
          <table:table-cell office:value-type="float" office:value="183.076" calcext:value-type="float">
            <text:p>183.076</text:p>
          </table:table-cell>
          <table:table-cell office:value-type="float" office:value="355.102" calcext:value-type="float">
            <text:p>355.102</text:p>
          </table:table-cell>
          <table:table-cell office:value-type="float" office:value="688.278" calcext:value-type="float">
            <text:p>688.278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1.262" calcext:value-type="float">
            <text:p>1.262</text:p>
          </table:table-cell>
          <table:table-cell office:value-type="float" office:value="2.146" calcext:value-type="float">
            <text:p>2.146</text:p>
          </table:table-cell>
          <table:table-cell office:value-type="float" office:value="4.422" calcext:value-type="float">
            <text:p>4.422</text:p>
          </table:table-cell>
          <table:table-cell office:value-type="float" office:value="8.228" calcext:value-type="float">
            <text:p>8.228</text:p>
          </table:table-cell>
          <table:table-cell/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0.733" calcext:value-type="float">
            <text:p>0.733</text:p>
          </table:table-cell>
          <table:table-cell office:value-type="float" office:value="1.098" calcext:value-type="float">
            <text:p>1.098</text:p>
          </table:table-cell>
          <table:table-cell office:value-type="float" office:value="2.199" calcext:value-type="float">
            <text:p>2.199</text:p>
          </table:table-cell>
          <table:table-cell office:value-type="float" office:value="4.954" calcext:value-type="float">
            <text:p>4.954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5.72" calcext:value-type="float">
            <text:p>15.72</text:p>
          </table:table-cell>
          <table:table-cell office:value-type="float" office:value="32.227" calcext:value-type="float">
            <text:p>32.227</text:p>
          </table:table-cell>
          <table:table-cell office:value-type="float" office:value="63.328" calcext:value-type="float">
            <text:p>63.328</text:p>
          </table:table-cell>
          <table:table-cell office:value-type="float" office:value="119.905" calcext:value-type="float">
            <text:p>119.905</text:p>
          </table:table-cell>
          <table:table-cell/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16.727" calcext:value-type="float">
            <text:p>16.727</text:p>
          </table:table-cell>
          <table:table-cell office:value-type="float" office:value="30.734" calcext:value-type="float">
            <text:p>30.734</text:p>
          </table:table-cell>
          <table:table-cell office:value-type="float" office:value="62.331" calcext:value-type="float">
            <text:p>62.331</text:p>
          </table:table-cell>
          <table:table-cell office:value-type="float" office:value="128.596" calcext:value-type="float">
            <text:p>128.596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91.452" calcext:value-type="float">
            <text:p>91.452</text:p>
          </table:table-cell>
          <table:table-cell office:value-type="float" office:value="148.906" calcext:value-type="float">
            <text:p>148.906</text:p>
          </table:table-cell>
          <table:table-cell office:value-type="float" office:value="306.066" calcext:value-type="float">
            <text:p>306.066</text:p>
          </table:table-cell>
          <table:table-cell office:value-type="float" office:value="537.655" calcext:value-type="float">
            <text:p>537.655</text:p>
          </table:table-cell>
          <table:table-cell/>
          <table:covered-table-cell table:style-name="ce4"/>
          <table:table-cell office:value-type="string" calcext:value-type="string">
            <text:p>I/O</text:p>
          </table:table-cell>
          <table:table-cell office:value-type="float" office:value="94.354" calcext:value-type="float">
            <text:p>94.354</text:p>
          </table:table-cell>
          <table:table-cell office:value-type="float" office:value="151.45" calcext:value-type="float">
            <text:p>151.45</text:p>
          </table:table-cell>
          <table:table-cell office:value-type="float" office:value="283.336" calcext:value-type="float">
            <text:p>283.336</text:p>
          </table:table-cell>
          <table:table-cell office:value-type="float" office:value="555.248" calcext:value-type="float">
            <text:p>555.248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08.434" calcext:value-type="float">
            <text:p>108.434</text:p>
          </table:table-cell>
          <table:table-cell office:value-type="float" office:value="183.279" calcext:value-type="float">
            <text:p>183.279</text:p>
          </table:table-cell>
          <table:table-cell office:value-type="float" office:value="373.816" calcext:value-type="float">
            <text:p>373.816</text:p>
          </table:table-cell>
          <table:table-cell office:value-type="float" office:value="665.788" calcext:value-type="float">
            <text:p>665.788</text:p>
          </table:table-cell>
          <table:table-cell/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11.814" calcext:value-type="float">
            <text:p>111.814</text:p>
          </table:table-cell>
          <table:table-cell office:value-type="float" office:value="183.282" calcext:value-type="float">
            <text:p>183.282</text:p>
          </table:table-cell>
          <table:table-cell office:value-type="float" office:value="347.866" calcext:value-type="float">
            <text:p>347.866</text:p>
          </table:table-cell>
          <table:table-cell office:value-type="float" office:value="688.798" calcext:value-type="float">
            <text:p>688.79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1.28" calcext:value-type="float">
            <text:p>1.28</text:p>
          </table:table-cell>
          <table:table-cell office:value-type="float" office:value="2.139" calcext:value-type="float">
            <text:p>2.139</text:p>
          </table:table-cell>
          <table:table-cell office:value-type="float" office:value="4.856" calcext:value-type="float">
            <text:p>4.856</text:p>
          </table:table-cell>
          <table:table-cell office:value-type="float" office:value="11.107" calcext:value-type="float">
            <text:p>11.107</text:p>
          </table:table-cell>
          <table:table-cell/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0.803" calcext:value-type="float">
            <text:p>0.803</text:p>
          </table:table-cell>
          <table:table-cell office:value-type="float" office:value="1.103" calcext:value-type="float">
            <text:p>1.103</text:p>
          </table:table-cell>
          <table:table-cell office:value-type="float" office:value="2.205" calcext:value-type="float">
            <text:p>2.205</text:p>
          </table:table-cell>
          <table:table-cell office:value-type="float" office:value="6.448" calcext:value-type="float">
            <text:p>6.448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566" calcext:value-type="float">
            <text:p>15.566</text:p>
          </table:table-cell>
          <table:table-cell office:value-type="float" office:value="31.117" calcext:value-type="float">
            <text:p>31.117</text:p>
          </table:table-cell>
          <table:table-cell office:value-type="float" office:value="67.962" calcext:value-type="float">
            <text:p>67.962</text:p>
          </table:table-cell>
          <table:table-cell office:value-type="float" office:value="134.182" calcext:value-type="float">
            <text:p>134.182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7.851" calcext:value-type="float">
            <text:p>17.851</text:p>
          </table:table-cell>
          <table:table-cell office:value-type="float" office:value="30.646" calcext:value-type="float">
            <text:p>30.646</text:p>
          </table:table-cell>
          <table:table-cell office:value-type="float" office:value="62.299" calcext:value-type="float">
            <text:p>62.299</text:p>
          </table:table-cell>
          <table:table-cell office:value-type="float" office:value="131.109" calcext:value-type="float">
            <text:p>131.109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1.137" calcext:value-type="float">
            <text:p>91.137</text:p>
          </table:table-cell>
          <table:table-cell office:value-type="float" office:value="148.39" calcext:value-type="float">
            <text:p>148.39</text:p>
          </table:table-cell>
          <table:table-cell office:value-type="float" office:value="292.738" calcext:value-type="float">
            <text:p>292.738</text:p>
          </table:table-cell>
          <table:table-cell office:value-type="float" office:value="580.726" calcext:value-type="float">
            <text:p>580.72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14.016" calcext:value-type="float">
            <text:p>114.016</text:p>
          </table:table-cell>
          <table:table-cell office:value-type="float" office:value="152.372" calcext:value-type="float">
            <text:p>152.372</text:p>
          </table:table-cell>
          <table:table-cell office:value-type="float" office:value="289.864" calcext:value-type="float">
            <text:p>289.864</text:p>
          </table:table-cell>
          <table:table-cell office:value-type="float" office:value="574.475" calcext:value-type="float">
            <text:p>574.47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7.983" calcext:value-type="float">
            <text:p>107.983</text:p>
          </table:table-cell>
          <table:table-cell office:value-type="float" office:value="181.646" calcext:value-type="float">
            <text:p>181.646</text:p>
          </table:table-cell>
          <table:table-cell office:value-type="float" office:value="365.556" calcext:value-type="float">
            <text:p>365.556</text:p>
          </table:table-cell>
          <table:table-cell office:value-type="float" office:value="726.015" calcext:value-type="float">
            <text:p>726.01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32.67" calcext:value-type="float">
            <text:p>132.67</text:p>
          </table:table-cell>
          <table:table-cell office:value-type="float" office:value="184.121" calcext:value-type="float">
            <text:p>184.121</text:p>
          </table:table-cell>
          <table:table-cell office:value-type="float" office:value="354.368" calcext:value-type="float">
            <text:p>354.368</text:p>
          </table:table-cell>
          <table:table-cell office:value-type="float" office:value="712.032" calcext:value-type="float">
            <text:p>712.03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1.295" calcext:value-type="float">
            <text:p>1.295</text:p>
          </table:table-cell>
          <table:table-cell office:value-type="float" office:value="2.125" calcext:value-type="float">
            <text:p>2.125</text:p>
          </table:table-cell>
          <table:table-cell office:value-type="float" office:value="4.546" calcext:value-type="float">
            <text:p>4.546</text:p>
          </table:table-cell>
          <table:table-cell office:value-type="float" office:value="8.213" calcext:value-type="float">
            <text:p>8.213</text:p>
          </table:table-cell>
          <table:table-cell/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0.736" calcext:value-type="float">
            <text:p>0.736</text:p>
          </table:table-cell>
          <table:table-cell office:value-type="float" office:value="1.099" calcext:value-type="float">
            <text:p>1.099</text:p>
          </table:table-cell>
          <table:table-cell office:value-type="float" office:value="2.489" calcext:value-type="float">
            <text:p>2.489</text:p>
          </table:table-cell>
          <table:table-cell office:value-type="float" office:value="4.292" calcext:value-type="float">
            <text:p>4.292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715" calcext:value-type="float">
            <text:p>15.715</text:p>
          </table:table-cell>
          <table:table-cell office:value-type="float" office:value="31.136" calcext:value-type="float">
            <text:p>31.136</text:p>
          </table:table-cell>
          <table:table-cell office:value-type="float" office:value="62.542" calcext:value-type="float">
            <text:p>62.542</text:p>
          </table:table-cell>
          <table:table-cell office:value-type="float" office:value="119.599" calcext:value-type="float">
            <text:p>119.59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.595" calcext:value-type="float">
            <text:p>16.595</text:p>
          </table:table-cell>
          <table:table-cell office:value-type="float" office:value="31.226" calcext:value-type="float">
            <text:p>31.226</text:p>
          </table:table-cell>
          <table:table-cell office:value-type="float" office:value="62.291" calcext:value-type="float">
            <text:p>62.291</text:p>
          </table:table-cell>
          <table:table-cell office:value-type="float" office:value="130.21" calcext:value-type="float">
            <text:p>130.21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472" calcext:value-type="float">
            <text:p>89.472</text:p>
          </table:table-cell>
          <table:table-cell office:value-type="float" office:value="150.398" calcext:value-type="float">
            <text:p>150.398</text:p>
          </table:table-cell>
          <table:table-cell office:value-type="float" office:value="287.631" calcext:value-type="float">
            <text:p>287.631</text:p>
          </table:table-cell>
          <table:table-cell office:value-type="float" office:value="547.868" calcext:value-type="float">
            <text:p>547.86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3.105" calcext:value-type="float">
            <text:p>93.105</text:p>
          </table:table-cell>
          <table:table-cell office:value-type="float" office:value="150.125" calcext:value-type="float">
            <text:p>150.125</text:p>
          </table:table-cell>
          <table:table-cell office:value-type="float" office:value="292.201" calcext:value-type="float">
            <text:p>292.201</text:p>
          </table:table-cell>
          <table:table-cell office:value-type="float" office:value="553.247" calcext:value-type="float">
            <text:p>553.24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6.482" calcext:value-type="float">
            <text:p>106.482</text:p>
          </table:table-cell>
          <table:table-cell office:value-type="float" office:value="183.659" calcext:value-type="float">
            <text:p>183.659</text:p>
          </table:table-cell>
          <table:table-cell office:value-type="float" office:value="354.719" calcext:value-type="float">
            <text:p>354.719</text:p>
          </table:table-cell>
          <table:table-cell office:value-type="float" office:value="675.68" calcext:value-type="float">
            <text:p>675.6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10.436" calcext:value-type="float">
            <text:p>110.436</text:p>
          </table:table-cell>
          <table:table-cell office:value-type="float" office:value="182.45" calcext:value-type="float">
            <text:p>182.45</text:p>
          </table:table-cell>
          <table:table-cell office:value-type="float" office:value="356.981" calcext:value-type="float">
            <text:p>356.981</text:p>
          </table:table-cell>
          <table:table-cell office:value-type="float" office:value="687.749" calcext:value-type="float">
            <text:p>687.74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1.285" calcext:value-type="float">
            <text:p>1.285</text:p>
          </table:table-cell>
          <table:table-cell office:value-type="float" office:value="2.083" calcext:value-type="float">
            <text:p>2.083</text:p>
          </table:table-cell>
          <table:table-cell office:value-type="float" office:value="4.517" calcext:value-type="float">
            <text:p>4.517</text:p>
          </table:table-cell>
          <table:table-cell office:value-type="float" office:value="8.277" calcext:value-type="float">
            <text:p>8.277</text:p>
          </table:table-cell>
          <table:table-cell/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0.667" calcext:value-type="float">
            <text:p>0.667</text:p>
          </table:table-cell>
          <table:table-cell office:value-type="float" office:value="1.103" calcext:value-type="float">
            <text:p>1.103</text:p>
          </table:table-cell>
          <table:table-cell office:value-type="float" office:value="2.215" calcext:value-type="float">
            <text:p>2.215</text:p>
          </table:table-cell>
          <table:table-cell office:value-type="float" office:value="6.134" calcext:value-type="float">
            <text:p>6.13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592" calcext:value-type="float">
            <text:p>15.592</text:p>
          </table:table-cell>
          <table:table-cell office:value-type="float" office:value="32.299" calcext:value-type="float">
            <text:p>32.299</text:p>
          </table:table-cell>
          <table:table-cell office:value-type="float" office:value="62.163" calcext:value-type="float">
            <text:p>62.163</text:p>
          </table:table-cell>
          <table:table-cell office:value-type="float" office:value="124.74" calcext:value-type="float">
            <text:p>124.74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5.497" calcext:value-type="float">
            <text:p>15.497</text:p>
          </table:table-cell>
          <table:table-cell office:value-type="float" office:value="30.481" calcext:value-type="float">
            <text:p>30.481</text:p>
          </table:table-cell>
          <table:table-cell office:value-type="float" office:value="62.254" calcext:value-type="float">
            <text:p>62.254</text:p>
          </table:table-cell>
          <table:table-cell office:value-type="float" office:value="130.439" calcext:value-type="float">
            <text:p>130.439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051" calcext:value-type="float">
            <text:p>90.051</text:p>
          </table:table-cell>
          <table:table-cell office:value-type="float" office:value="148.516" calcext:value-type="float">
            <text:p>148.516</text:p>
          </table:table-cell>
          <table:table-cell office:value-type="float" office:value="287.179" calcext:value-type="float">
            <text:p>287.179</text:p>
          </table:table-cell>
          <table:table-cell office:value-type="float" office:value="558.73" calcext:value-type="float">
            <text:p>558.7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3.297" calcext:value-type="float">
            <text:p>93.297</text:p>
          </table:table-cell>
          <table:table-cell office:value-type="float" office:value="149.427" calcext:value-type="float">
            <text:p>149.427</text:p>
          </table:table-cell>
          <table:table-cell office:value-type="float" office:value="286.489" calcext:value-type="float">
            <text:p>286.489</text:p>
          </table:table-cell>
          <table:table-cell office:value-type="float" office:value="551.286" calcext:value-type="float">
            <text:p>551.28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6.928" calcext:value-type="float">
            <text:p>106.928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353.859" calcext:value-type="float">
            <text:p>353.859</text:p>
          </table:table-cell>
          <table:table-cell office:value-type="float" office:value="691.747" calcext:value-type="float">
            <text:p>691.74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09.461" calcext:value-type="float">
            <text:p>109.461</text:p>
          </table:table-cell>
          <table:table-cell office:value-type="float" office:value="181.011" calcext:value-type="float">
            <text:p>181.011</text:p>
          </table:table-cell>
          <table:table-cell office:value-type="float" office:value="350.958" calcext:value-type="float">
            <text:p>350.958</text:p>
          </table:table-cell>
          <table:table-cell office:value-type="float" office:value="687.859" calcext:value-type="float">
            <text:p>687.859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3.828" calcext:value-type="float">
            <text:p>3.828</text:p>
          </table:table-cell>
          <table:table-cell office:value-type="float" office:value="2.203" calcext:value-type="float">
            <text:p>2.203</text:p>
          </table:table-cell>
          <table:table-cell office:value-type="float" office:value="4.48" calcext:value-type="float">
            <text:p>4.48</text:p>
          </table:table-cell>
          <table:table-cell office:value-type="float" office:value="11.438" calcext:value-type="float">
            <text:p>11.438</text:p>
          </table:table-cell>
          <table:table-cell/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0.901" calcext:value-type="float">
            <text:p>0.901</text:p>
          </table:table-cell>
          <table:table-cell office:value-type="float" office:value="1.104" calcext:value-type="float">
            <text:p>1.104</text:p>
          </table:table-cell>
          <table:table-cell office:value-type="float" office:value="2.239" calcext:value-type="float">
            <text:p>2.239</text:p>
          </table:table-cell>
          <table:table-cell office:value-type="float" office:value="4.641" calcext:value-type="float">
            <text:p>4.641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858" calcext:value-type="float">
            <text:p>15.858</text:p>
          </table:table-cell>
          <table:table-cell office:value-type="float" office:value="31.165" calcext:value-type="float">
            <text:p>31.165</text:p>
          </table:table-cell>
          <table:table-cell office:value-type="float" office:value="62.288" calcext:value-type="float">
            <text:p>62.288</text:p>
          </table:table-cell>
          <table:table-cell office:value-type="float" office:value="163.869" calcext:value-type="float">
            <text:p>163.86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.912" calcext:value-type="float">
            <text:p>16.912</text:p>
          </table:table-cell>
          <table:table-cell office:value-type="float" office:value="31.859" calcext:value-type="float">
            <text:p>31.859</text:p>
          </table:table-cell>
          <table:table-cell office:value-type="float" office:value="61.559" calcext:value-type="float">
            <text:p>61.559</text:p>
          </table:table-cell>
          <table:table-cell office:value-type="float" office:value="129.455" calcext:value-type="float">
            <text:p>129.455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676" calcext:value-type="float">
            <text:p>89.676</text:p>
          </table:table-cell>
          <table:table-cell office:value-type="float" office:value="150.52" calcext:value-type="float">
            <text:p>150.52</text:p>
          </table:table-cell>
          <table:table-cell office:value-type="float" office:value="286.076" calcext:value-type="float">
            <text:p>286.076</text:p>
          </table:table-cell>
          <table:table-cell office:value-type="float" office:value="791.698" calcext:value-type="float">
            <text:p>791.698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3.894" calcext:value-type="float">
            <text:p>93.894</text:p>
          </table:table-cell>
          <table:table-cell office:value-type="float" office:value="150.967" calcext:value-type="float">
            <text:p>150.967</text:p>
          </table:table-cell>
          <table:table-cell office:value-type="float" office:value="291.606" calcext:value-type="float">
            <text:p>291.606</text:p>
          </table:table-cell>
          <table:table-cell office:value-type="float" office:value="550.654" calcext:value-type="float">
            <text:p>550.6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9.362" calcext:value-type="float">
            <text:p>109.362</text:p>
          </table:table-cell>
          <table:table-cell office:value-type="float" office:value="183.888" calcext:value-type="float">
            <text:p>183.888</text:p>
          </table:table-cell>
          <table:table-cell office:value-type="float" office:value="352.844" calcext:value-type="float">
            <text:p>352.844</text:p>
          </table:table-cell>
          <table:table-cell office:value-type="float" office:value="967.005" calcext:value-type="float">
            <text:p>967.00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11.707" calcext:value-type="float">
            <text:p>111.707</text:p>
          </table:table-cell>
          <table:table-cell office:value-type="float" office:value="183.93" calcext:value-type="float">
            <text:p>183.93</text:p>
          </table:table-cell>
          <table:table-cell office:value-type="float" office:value="355.404" calcext:value-type="float">
            <text:p>355.404</text:p>
          </table:table-cell>
          <table:table-cell office:value-type="float" office:value="684.75" calcext:value-type="float">
            <text:p>684.7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1.282" calcext:value-type="float">
            <text:p>1.282</text:p>
          </table:table-cell>
          <table:table-cell office:value-type="float" office:value="2.165" calcext:value-type="float">
            <text:p>2.165</text:p>
          </table:table-cell>
          <table:table-cell office:value-type="float" office:value="4.542" calcext:value-type="float">
            <text:p>4.542</text:p>
          </table:table-cell>
          <table:table-cell office:value-type="float" office:value="12.663" calcext:value-type="float">
            <text:p>12.663</text:p>
          </table:table-cell>
          <table:table-cell/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0.736" calcext:value-type="float">
            <text:p>0.736</text:p>
          </table:table-cell>
          <table:table-cell office:value-type="float" office:value="1.136" calcext:value-type="float">
            <text:p>1.136</text:p>
          </table:table-cell>
          <table:table-cell office:value-type="float" office:value="2.241" calcext:value-type="float">
            <text:p>2.241</text:p>
          </table:table-cell>
          <table:table-cell office:value-type="float" office:value="5.535" calcext:value-type="float">
            <text:p>5.535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518" calcext:value-type="float">
            <text:p>15.518</text:p>
          </table:table-cell>
          <table:table-cell office:value-type="float" office:value="31.084" calcext:value-type="float">
            <text:p>31.084</text:p>
          </table:table-cell>
          <table:table-cell office:value-type="float" office:value="62.321" calcext:value-type="float">
            <text:p>62.321</text:p>
          </table:table-cell>
          <table:table-cell office:value-type="float" office:value="183.025" calcext:value-type="float">
            <text:p>183.025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.594" calcext:value-type="float">
            <text:p>16.594</text:p>
          </table:table-cell>
          <table:table-cell office:value-type="float" office:value="30.654" calcext:value-type="float">
            <text:p>30.654</text:p>
          </table:table-cell>
          <table:table-cell office:value-type="float" office:value="61.557" calcext:value-type="float">
            <text:p>61.557</text:p>
          </table:table-cell>
          <table:table-cell office:value-type="float" office:value="131.659" calcext:value-type="float">
            <text:p>131.659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8.59" calcext:value-type="float">
            <text:p>88.59</text:p>
          </table:table-cell>
          <table:table-cell office:value-type="float" office:value="149.931" calcext:value-type="float">
            <text:p>149.931</text:p>
          </table:table-cell>
          <table:table-cell office:value-type="float" office:value="285.127" calcext:value-type="float">
            <text:p>285.127</text:p>
          </table:table-cell>
          <table:table-cell office:value-type="float" office:value="818.153" calcext:value-type="float">
            <text:p>818.153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108.265" calcext:value-type="float">
            <text:p>108.265</text:p>
          </table:table-cell>
          <table:table-cell office:value-type="float" office:value="151.93" calcext:value-type="float">
            <text:p>151.93</text:p>
          </table:table-cell>
          <table:table-cell office:value-type="float" office:value="283.232" calcext:value-type="float">
            <text:p>283.232</text:p>
          </table:table-cell>
          <table:table-cell office:value-type="float" office:value="546.28" calcext:value-type="float">
            <text:p>546.2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5.39" calcext:value-type="float">
            <text:p>105.39</text:p>
          </table:table-cell>
          <table:table-cell office:value-type="float" office:value="183.18" calcext:value-type="float">
            <text:p>183.18</text:p>
          </table:table-cell>
          <table:table-cell office:value-type="float" office:value="351.99" calcext:value-type="float">
            <text:p>351.99</text:p>
          </table:table-cell>
          <table:table-cell office:value-type="float" office:value="1013.841" calcext:value-type="float">
            <text:p>1013.84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25.595" calcext:value-type="float">
            <text:p>125.595</text:p>
          </table:table-cell>
          <table:table-cell office:value-type="float" office:value="183.72" calcext:value-type="float">
            <text:p>183.72</text:p>
          </table:table-cell>
          <table:table-cell office:value-type="float" office:value="347.03" calcext:value-type="float">
            <text:p>347.03</text:p>
          </table:table-cell>
          <table:table-cell office:value-type="float" office:value="683.474" calcext:value-type="float">
            <text:p>683.47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1.379" calcext:value-type="float">
            <text:p>1.379</text:p>
          </table:table-cell>
          <table:table-cell office:value-type="float" office:value="2.382" calcext:value-type="float">
            <text:p>2.382</text:p>
          </table:table-cell>
          <table:table-cell office:value-type="float" office:value="4.543" calcext:value-type="float">
            <text:p>4.543</text:p>
          </table:table-cell>
          <table:table-cell office:value-type="float" office:value="11.475" calcext:value-type="float">
            <text:p>11.475</text:p>
          </table:table-cell>
          <table:table-cell/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0.735" calcext:value-type="float">
            <text:p>0.735</text:p>
          </table:table-cell>
          <table:table-cell office:value-type="float" office:value="1.228" calcext:value-type="float">
            <text:p>1.228</text:p>
          </table:table-cell>
          <table:table-cell office:value-type="float" office:value="2.242" calcext:value-type="float">
            <text:p>2.242</text:p>
          </table:table-cell>
          <table:table-cell office:value-type="float" office:value="4.547" calcext:value-type="float">
            <text:p>4.547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7.615" calcext:value-type="float">
            <text:p>17.615</text:p>
          </table:table-cell>
          <table:table-cell office:value-type="float" office:value="31.387" calcext:value-type="float">
            <text:p>31.387</text:p>
          </table:table-cell>
          <table:table-cell office:value-type="float" office:value="62.221" calcext:value-type="float">
            <text:p>62.221</text:p>
          </table:table-cell>
          <table:table-cell office:value-type="float" office:value="172.929" calcext:value-type="float">
            <text:p>172.929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.213" calcext:value-type="float">
            <text:p>16.213</text:p>
          </table:table-cell>
          <table:table-cell office:value-type="float" office:value="32.078" calcext:value-type="float">
            <text:p>32.078</text:p>
          </table:table-cell>
          <table:table-cell office:value-type="float" office:value="62.934" calcext:value-type="float">
            <text:p>62.934</text:p>
          </table:table-cell>
          <table:table-cell office:value-type="float" office:value="127.344" calcext:value-type="float">
            <text:p>127.344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16.31" calcext:value-type="float">
            <text:p>116.31</text:p>
          </table:table-cell>
          <table:table-cell office:value-type="float" office:value="149.465" calcext:value-type="float">
            <text:p>149.465</text:p>
          </table:table-cell>
          <table:table-cell office:value-type="float" office:value="286.772" calcext:value-type="float">
            <text:p>286.772</text:p>
          </table:table-cell>
          <table:table-cell office:value-type="float" office:value="796.671" calcext:value-type="float">
            <text:p>796.671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2.82" calcext:value-type="float">
            <text:p>92.82</text:p>
          </table:table-cell>
          <table:table-cell office:value-type="float" office:value="149.473" calcext:value-type="float">
            <text:p>149.473</text:p>
          </table:table-cell>
          <table:table-cell office:value-type="float" office:value="287.21" calcext:value-type="float">
            <text:p>287.21</text:p>
          </table:table-cell>
          <table:table-cell office:value-type="float" office:value="644.746" calcext:value-type="float">
            <text:p>644.7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5.304" calcext:value-type="float">
            <text:p>135.304</text:p>
          </table:table-cell>
          <table:table-cell office:value-type="float" office:value="183.234" calcext:value-type="float">
            <text:p>183.234</text:p>
          </table:table-cell>
          <table:table-cell office:value-type="float" office:value="353.536" calcext:value-type="float">
            <text:p>353.536</text:p>
          </table:table-cell>
          <table:table-cell office:value-type="float" office:value="981.075" calcext:value-type="float">
            <text:p>981.07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09.768" calcext:value-type="float">
            <text:p>109.768</text:p>
          </table:table-cell>
          <table:table-cell office:value-type="float" office:value="182.779" calcext:value-type="float">
            <text:p>182.779</text:p>
          </table:table-cell>
          <table:table-cell office:value-type="float" office:value="352.386" calcext:value-type="float">
            <text:p>352.386</text:p>
          </table:table-cell>
          <table:table-cell office:value-type="float" office:value="776.637" calcext:value-type="float">
            <text:p>776.63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1.264" calcext:value-type="float">
            <text:p>1.264</text:p>
          </table:table-cell>
          <table:table-cell office:value-type="float" office:value="4.495" calcext:value-type="float">
            <text:p>4.495</text:p>
          </table:table-cell>
          <table:table-cell office:value-type="float" office:value="5.025" calcext:value-type="float">
            <text:p>5.025</text:p>
          </table:table-cell>
          <table:table-cell office:value-type="float" office:value="10.054" calcext:value-type="float">
            <text:p>10.054</text:p>
          </table:table-cell>
          <table:table-cell/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0.74" calcext:value-type="float">
            <text:p>0.74</text:p>
          </table:table-cell>
          <table:table-cell office:value-type="float" office:value="1.161" calcext:value-type="float">
            <text:p>1.161</text:p>
          </table:table-cell>
          <table:table-cell office:value-type="float" office:value="2.378" calcext:value-type="float">
            <text:p>2.378</text:p>
          </table:table-cell>
          <table:table-cell office:value-type="float" office:value="7.705" calcext:value-type="float">
            <text:p>7.705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15.579" calcext:value-type="float">
            <text:p>15.579</text:p>
          </table:table-cell>
          <table:table-cell office:value-type="float" office:value="31.529" calcext:value-type="float">
            <text:p>31.529</text:p>
          </table:table-cell>
          <table:table-cell office:value-type="float" office:value="65.24" calcext:value-type="float">
            <text:p>65.24</text:p>
          </table:table-cell>
          <table:table-cell office:value-type="float" office:value="173.288" calcext:value-type="float">
            <text:p>173.28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office:value-type="float" office:value="16.226" calcext:value-type="float">
            <text:p>16.226</text:p>
          </table:table-cell>
          <table:table-cell office:value-type="float" office:value="31.342" calcext:value-type="float">
            <text:p>31.342</text:p>
          </table:table-cell>
          <table:table-cell office:value-type="float" office:value="61.303" calcext:value-type="float">
            <text:p>61.303</text:p>
          </table:table-cell>
          <table:table-cell office:value-type="float" office:value="167.802" calcext:value-type="float">
            <text:p>167.802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786" calcext:value-type="float">
            <text:p>89.786</text:p>
          </table:table-cell>
          <table:table-cell office:value-type="float" office:value="154.734" calcext:value-type="float">
            <text:p>154.734</text:p>
          </table:table-cell>
          <table:table-cell office:value-type="float" office:value="287.536" calcext:value-type="float">
            <text:p>287.536</text:p>
          </table:table-cell>
          <table:table-cell office:value-type="float" office:value="767.306" calcext:value-type="float">
            <text:p>767.30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office:value-type="float" office:value="93.901" calcext:value-type="float">
            <text:p>93.901</text:p>
          </table:table-cell>
          <table:table-cell office:value-type="float" office:value="152.272" calcext:value-type="float">
            <text:p>152.272</text:p>
          </table:table-cell>
          <table:table-cell office:value-type="float" office:value="282.864" calcext:value-type="float">
            <text:p>282.864</text:p>
          </table:table-cell>
          <table:table-cell office:value-type="float" office:value="803.556" calcext:value-type="float">
            <text:p>803.55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06.629" calcext:value-type="float">
            <text:p>106.629</text:p>
          </table:table-cell>
          <table:table-cell office:value-type="float" office:value="190.758" calcext:value-type="float">
            <text:p>190.758</text:p>
          </table:table-cell>
          <table:table-cell office:value-type="float" office:value="357.801" calcext:value-type="float">
            <text:p>357.801</text:p>
          </table:table-cell>
          <table:table-cell office:value-type="float" office:value="950.648" calcext:value-type="float">
            <text:p>950.64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10.867" calcext:value-type="float">
            <text:p>110.867</text:p>
          </table:table-cell>
          <table:table-cell office:value-type="float" office:value="184.775" calcext:value-type="float">
            <text:p>184.775</text:p>
          </table:table-cell>
          <table:table-cell office:value-type="float" office:value="346.545" calcext:value-type="float">
            <text:p>346.545</text:p>
          </table:table-cell>
          <table:table-cell office:value-type="float" office:value="979.063" calcext:value-type="float">
            <text:p>979.06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1.5413" calcext:value-type="float">
            <text:p>1.5413</text:p>
          </table:table-cell>
          <table:table-cell table:formula="of:=SUM([.D11];[.D15];[.D19];[.D23];[.D27];[.D31];[.D35];[.D39];[.D43];[.D47]) / 10" office:value-type="float" office:value="2.4112" calcext:value-type="float">
            <text:p>2.4112</text:p>
          </table:table-cell>
          <table:table-cell table:formula="of:=SUM([.E11];[.E15];[.E19];[.E23];[.E27];[.E31];[.E35];[.E39];[.E43];[.E47]) / 10" office:value-type="float" office:value="4.5904" calcext:value-type="float">
            <text:p>4.5904</text:p>
          </table:table-cell>
          <table:table-cell table:formula="of:=SUM([.F11];[.F15];[.F19];[.F23];[.F27];[.F31];[.F35];[.F39];[.F43];[.F47]) / 10" office:value-type="float" office:value="9.8378" calcext:value-type="float">
            <text:p>9.8378</text:p>
          </table:table-cell>
          <table:table-cell/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J11];[.J15];[.J19];[.J23];[.J27];[.J31];[.J35];[.J39];[.J43];[.J47]) / 10" office:value-type="float" office:value="0.7465" calcext:value-type="float">
            <text:p>0.7465</text:p>
          </table:table-cell>
          <table:table-cell table:formula="of:=SUM([.K11];[.K15];[.K19];[.K23];[.K27];[.K31];[.K35];[.K39];[.K43];[.K47]) / 10" office:value-type="float" office:value="1.1304" calcext:value-type="float">
            <text:p>1.1304</text:p>
          </table:table-cell>
          <table:table-cell table:formula="of:=SUM([.L11];[.L15];[.L19];[.L23];[.L27];[.L31];[.L35];[.L39];[.L43];[.L47]) / 10" office:value-type="float" office:value="2.2615" calcext:value-type="float">
            <text:p>2.2615</text:p>
          </table:table-cell>
          <table:table-cell table:formula="of:=SUM([.M11];[.M15];[.M19];[.M23];[.M27];[.M31];[.M35];[.M39];[.M43];[.M47]) / 10" office:value-type="float" office:value="5.3764" calcext:value-type="float">
            <text:p>5.3764</text:p>
          </table:table-cell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15.8482" calcext:value-type="float">
            <text:p>15.8482</text:p>
          </table:table-cell>
          <table:table-cell table:formula="of:=SUM([.D12];[.D16];[.D20];[.D24];[.D28];[.D32];[.D36];[.D40];[.D44];[.D48]) / 10" office:value-type="float" office:value="31.4309" calcext:value-type="float">
            <text:p>31.4309</text:p>
          </table:table-cell>
          <table:table-cell table:formula="of:=SUM([.E12];[.E16];[.E20];[.E24];[.E28];[.E32];[.E36];[.E40];[.E44];[.E48]) / 10" office:value-type="float" office:value="63.2679" calcext:value-type="float">
            <text:p>63.2679</text:p>
          </table:table-cell>
          <table:table-cell table:formula="of:=SUM([.F12];[.F16];[.F20];[.F24];[.F28];[.F32];[.F36];[.F40];[.F44];[.F48]) / 10" office:value-type="float" office:value="144.1928" calcext:value-type="float">
            <text:p>144.1928</text:p>
          </table:table-cell>
          <table:table-cell/>
          <table:covered-table-cell/>
          <table:table-cell office:value-type="string" calcext:value-type="string">
            <text:p>GPU Computation</text:p>
          </table:table-cell>
          <table:table-cell table:formula="of:=SUM([.J12];[.J16];[.J20];[.J24];[.J28];[.J32];[.J36];[.J40];[.J44];[.J48]) / 10" office:value-type="float" office:value="16.4969" calcext:value-type="float">
            <text:p>16.4969</text:p>
          </table:table-cell>
          <table:table-cell table:formula="of:=SUM([.K12];[.K16];[.K20];[.K24];[.K28];[.K32];[.K36];[.K40];[.K44];[.K48]) / 10" office:value-type="float" office:value="31.2796" calcext:value-type="float">
            <text:p>31.2796</text:p>
          </table:table-cell>
          <table:table-cell table:formula="of:=SUM([.L12];[.L16];[.L20];[.L24];[.L28];[.L32];[.L36];[.L40];[.L44];[.L48]) / 10" office:value-type="float" office:value="62.0536" calcext:value-type="float">
            <text:p>62.0536</text:p>
          </table:table-cell>
          <table:table-cell table:formula="of:=SUM([.M12];[.M16];[.M20];[.M24];[.M28];[.M32];[.M36];[.M40];[.M44];[.M48]) / 10" office:value-type="float" office:value="133.8958" calcext:value-type="float">
            <text:p>133.8958</text:p>
          </table:table-cell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2.9807" calcext:value-type="float">
            <text:p>92.9807</text:p>
          </table:table-cell>
          <table:table-cell table:formula="of:=SUM([.D13];[.D17];[.D21];[.D25];[.D29];[.D33];[.D37];[.D41];[.D45];[.D49]) / 10" office:value-type="float" office:value="150.1936" calcext:value-type="float">
            <text:p>150.1936</text:p>
          </table:table-cell>
          <table:table-cell table:formula="of:=SUM([.E13];[.E17];[.E21];[.E25];[.E29];[.E33];[.E37];[.E41];[.E45];[.E49]) / 10" office:value-type="float" office:value="290.4326" calcext:value-type="float">
            <text:p>290.4326</text:p>
          </table:table-cell>
          <table:table-cell table:formula="of:=SUM([.F13];[.F17];[.F21];[.F25];[.F29];[.F33];[.F37];[.F41];[.F45];[.F49]) / 10" office:value-type="float" office:value="645.1516" calcext:value-type="float">
            <text:p>645.1516</text:p>
          </table:table-cell>
          <table:table-cell/>
          <table:covered-table-cell/>
          <table:table-cell office:value-type="string" calcext:value-type="string">
            <text:p>I/O</text:p>
          </table:table-cell>
          <table:table-cell table:formula="of:=SUM([.J13];[.J17];[.J21];[.J25];[.J29];[.J33];[.J37];[.J41];[.J45];[.J49]) / 10" office:value-type="float" office:value="96.8501" calcext:value-type="float">
            <text:p>96.8501</text:p>
          </table:table-cell>
          <table:table-cell table:formula="of:=SUM([.K13];[.K17];[.K21];[.K25];[.K29];[.K33];[.K37];[.K41];[.K45];[.K49]) / 10" office:value-type="float" office:value="150.6888" calcext:value-type="float">
            <text:p>150.6888</text:p>
          </table:table-cell>
          <table:table-cell table:formula="of:=SUM([.L13];[.L17];[.L21];[.L25];[.L29];[.L33];[.L37];[.L41];[.L45];[.L49]) / 10" office:value-type="float" office:value="287.1288" calcext:value-type="float">
            <text:p>287.1288</text:p>
          </table:table-cell>
          <table:table-cell table:formula="of:=SUM([.M13];[.M17];[.M21];[.M25];[.M29];[.M33];[.M37];[.M41];[.M45];[.M49]) / 10" office:value-type="float" office:value="588.0924" calcext:value-type="float">
            <text:p>588.092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10.3702" calcext:value-type="float">
            <text:p>110.3702</text:p>
          </table:table-cell>
          <table:table-cell table:formula="of:=SUM([.D51:.D53])" office:value-type="float" office:value="184.0357" calcext:value-type="float">
            <text:p>184.0357</text:p>
          </table:table-cell>
          <table:table-cell table:formula="of:=SUM([.E51:.E53])" office:value-type="float" office:value="358.2909" calcext:value-type="float">
            <text:p>358.2909</text:p>
          </table:table-cell>
          <table:table-cell table:formula="of:=SUM([.F51:.F53])" office:value-type="float" office:value="799.1822" calcext:value-type="float">
            <text:p>799.182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51:.J53])" office:value-type="float" office:value="114.0935" calcext:value-type="float">
            <text:p>114.0935</text:p>
          </table:table-cell>
          <table:table-cell table:formula="of:=SUM([.K51:.K53])" office:value-type="float" office:value="183.0988" calcext:value-type="float">
            <text:p>183.0988</text:p>
          </table:table-cell>
          <table:table-cell table:formula="of:=SUM([.L51:.L53])" office:value-type="float" office:value="351.4439" calcext:value-type="float">
            <text:p>351.4439</text:p>
          </table:table-cell>
          <table:table-cell table:formula="of:=SUM([.M51:.M53])" office:value-type="float" office:value="727.3646" calcext:value-type="float">
            <text:p>727.3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0:15:08.211984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7-18T10:38:16.676698008</dc:date>
    <meta:editing-duration>PT4H8M</meta:editing-duration>
    <meta:editing-cycles>30</meta:editing-cycles>
    <meta:generator>LibreOffice/6.0.7.3$Linux_X86_64 LibreOffice_project/00m0$Build-3</meta:generator>
    <meta:document-statistic meta:table-count="1" meta:cell-count="4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scatter" chart:style-name="ch1">
        <chart:title svg:x="6.123cm" svg:y="0.316cm" chart:style-name="ch2">
          <text:p>GPU Computation</text:p>
        </chart:title>
        <chart:legend chart:legend-position="end" svg:x="10.064cm" svg:y="3.957cm" style:legend-expansion="high" chart:style-name="ch3"/>
        <chart:plot-area chart:style-name="ch4" table:cell-range-address="'MX 150 vs GTX 1080'.C9:'MX 150 vs GTX 1080'.F9 'MX 150 vs GTX 1080'.C52:'MX 150 vs GTX 1080'.F52 'MX 150 vs GTX 1080'.J52:'MX 150 vs GTX 1080'.M52" chart:data-source-has-labels="row" svg:x="1.33cm" svg:y="1.275cm" svg:width="8.415cm" svg:height="6.574cm">
          <chartooo:coordinate-region svg:x="1.951cm" svg:y="1.474cm" svg:width="6.958cm" svg:height="5.728cm"/>
          <chart:axis chart:dimension="x" chart:name="primary-x" chart:style-name="ch5">
            <chart:title svg:x="4.951cm" svg:y="8.029cm" chart:style-name="ch6">
              <text:p>#Pixels</text:p>
            </chart:title>
          </chart:axis>
          <chart:axis chart:dimension="y" chart:name="primary-y" chart:style-name="ch5">
            <chart:title svg:x="0.451cm" svg:y="4.83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2:'MX 150 vs GTX 1080'.F52" loext:label-string="gpu_computation_1_1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2:'MX 150 vs GTX 1080'.M52" loext:label-string="gpu_computation_map_fusion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computation_1_1</text:p>
              </table:table-cell>
              <table:table-cell office:value-type="string">
                <text:p>gpu_computation_map_fu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5.8482">
                <text:p>15.8482</text:p>
                <draw:g>
                  <svg:desc>'MX 150 vs GTX 1080'.C52:'MX 150 vs GTX 1080'.F52</svg:desc>
                </draw:g>
              </table:table-cell>
              <table:table-cell office:value-type="float" office:value="16.4969">
                <text:p>16.4969</text:p>
                <draw:g>
                  <svg:desc>'MX 150 vs GTX 1080'.J52:'MX 150 vs GTX 1080'.M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31.4309">
                <text:p>31.4309</text:p>
              </table:table-cell>
              <table:table-cell office:value-type="float" office:value="31.2796">
                <text:p>31.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63.2679">
                <text:p>63.2679</text:p>
              </table:table-cell>
              <table:table-cell office:value-type="float" office:value="62.0536">
                <text:p>62.0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44.1928">
                <text:p>144.1928</text:p>
              </table:table-cell>
              <table:table-cell office:value-type="float" office:value="133.8958">
                <text:p>133.8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3cm" svg:height="8.987cm" xlink:href=".." xlink:type="simple" chart:class="chart:scatter" chart:style-name="ch1">
        <chart:title svg:x="7.47cm" svg:y="0.315cm" chart:style-name="ch2">
          <text:p>GPU memory movement</text:p>
        </chart:title>
        <chart:legend chart:legend-position="end" svg:x="12.918cm" svg:y="3.945cm" style:legend-expansion="high" chart:style-name="ch3"/>
        <chart:plot-area chart:style-name="ch4" table:cell-range-address="'MX 150 vs GTX 1080'.C9:'MX 150 vs GTX 1080'.F9 'MX 150 vs GTX 1080'.C51:'MX 150 vs GTX 1080'.F51 'MX 150 vs GTX 1080'.J51:'MX 150 vs GTX 1080'.M51" chart:data-source-has-labels="row" svg:x="1.411cm" svg:y="1.273cm" svg:width="11.107cm" svg:height="6.554cm">
          <chartooo:coordinate-region svg:x="1.847cm" svg:y="1.472cm" svg:width="9.837cm" svg:height="5.708cm"/>
          <chart:axis chart:dimension="x" chart:name="primary-x" chart:style-name="ch5">
            <chart:title svg:x="6.378cm" svg:y="8.006cm" chart:style-name="ch6">
              <text:p>#Pixels</text:p>
            </chart:title>
          </chart:axis>
          <chart:axis chart:dimension="y" chart:name="primary-y" chart:style-name="ch5">
            <chart:title svg:x="0.451cm" svg:y="4.819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1:'MX 150 vs GTX 1080'.F51" loext:label-string="gpu_memory_movement_1_1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1:'MX 150 vs GTX 1080'.M51" loext:label-string="gpu_memory_movement_map_fusion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gpu_memory_movement_1_1</text:p>
              </table:table-cell>
              <table:table-cell office:value-type="string">
                <text:p>gpu_memory_movement_map_fu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.5413">
                <text:p>1.5413</text:p>
                <draw:g>
                  <svg:desc>'MX 150 vs GTX 1080'.C51:'MX 150 vs GTX 1080'.F51</svg:desc>
                </draw:g>
              </table:table-cell>
              <table:table-cell office:value-type="float" office:value="0.7465">
                <text:p>0.7465</text:p>
                <draw:g>
                  <svg:desc>'MX 150 vs GTX 1080'.J51:'MX 150 vs GTX 1080'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.4112">
                <text:p>2.4112</text:p>
              </table:table-cell>
              <table:table-cell office:value-type="float" office:value="1.1304">
                <text:p>1.1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.5904">
                <text:p>4.5904</text:p>
              </table:table-cell>
              <table:table-cell office:value-type="float" office:value="2.2615">
                <text:p>2.2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9.8378">
                <text:p>9.8378</text:p>
              </table:table-cell>
              <table:table-cell office:value-type="float" office:value="5.3764">
                <text:p>5.3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8.992cm" xlink:href=".." xlink:type="simple" chart:class="chart:scatter" chart:style-name="ch1">
        <chart:title svg:x="7.607cm" svg:y="0.315cm" chart:style-name="ch2">
          <text:p>I/O</text:p>
        </chart:title>
        <chart:legend chart:legend-position="end" svg:x="12.239cm" svg:y="3.948cm" style:legend-expansion="high" chart:style-name="ch3"/>
        <chart:plot-area chart:style-name="ch4" table:cell-range-address="'MX 150 vs GTX 1080'.C9:'MX 150 vs GTX 1080'.F9 'MX 150 vs GTX 1080'.C53:'MX 150 vs GTX 1080'.F53 'MX 150 vs GTX 1080'.J53:'MX 150 vs GTX 1080'.M53" chart:data-source-has-labels="row" svg:x="1.33cm" svg:y="1.273cm" svg:width="10.59cm" svg:height="6.559cm">
          <chartooo:coordinate-region svg:x="2.137cm" svg:y="1.472cm" svg:width="9.134cm" svg:height="5.713cm"/>
          <chart:axis chart:dimension="x" chart:name="primary-x" chart:style-name="ch5">
            <chart:title svg:x="6.039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3:'MX 150 vs GTX 1080'.F53" loext:label-string="i_o_1_1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3:'MX 150 vs GTX 1080'.M53" loext:label-string="i_o_map_fusion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_1_1</text:p>
              </table:table-cell>
              <table:table-cell office:value-type="string">
                <text:p>i_o_map_fu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92.9807">
                <text:p>92.9807</text:p>
                <draw:g>
                  <svg:desc>'MX 150 vs GTX 1080'.C53:'MX 150 vs GTX 1080'.F53</svg:desc>
                </draw:g>
              </table:table-cell>
              <table:table-cell office:value-type="float" office:value="96.8501">
                <text:p>96.8501</text:p>
                <draw:g>
                  <svg:desc>'MX 150 vs GTX 1080'.J53:'MX 150 vs GTX 1080'.M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50.1936">
                <text:p>150.1936</text:p>
              </table:table-cell>
              <table:table-cell office:value-type="float" office:value="150.6888">
                <text:p>150.6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290.4326">
                <text:p>290.4326</text:p>
              </table:table-cell>
              <table:table-cell office:value-type="float" office:value="287.1288">
                <text:p>287.1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45.1516">
                <text:p>645.1516</text:p>
              </table:table-cell>
              <table:table-cell office:value-type="float" office:value="588.0924">
                <text:p>588.09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61cm" svg:height="8.992cm" xlink:href=".." xlink:type="simple" chart:class="chart:scatter" chart:style-name="ch1">
        <chart:title svg:x="8.157cm" svg:y="0.315cm" chart:style-name="ch2">
          <text:p>Total</text:p>
        </chart:title>
        <chart:legend chart:legend-position="end" svg:x="13.498cm" svg:y="3.948cm" style:legend-expansion="high" chart:style-name="ch3"/>
        <chart:plot-area chart:style-name="ch4" table:cell-range-address="'MX 150 vs GTX 1080'.C9:'MX 150 vs GTX 1080'.F9 'MX 150 vs GTX 1080'.C54:'MX 150 vs GTX 1080'.F54 'MX 150 vs GTX 1080'.J54:'MX 150 vs GTX 1080'.M54" chart:data-source-has-labels="row" svg:x="1.36cm" svg:y="1.273cm" svg:width="11.789cm" svg:height="6.559cm">
          <chartooo:coordinate-region svg:x="2.167cm" svg:y="1.472cm" svg:width="10.332cm" svg:height="5.713cm"/>
          <chart:axis chart:dimension="x" chart:name="primary-x" chart:style-name="ch5">
            <chart:title svg:x="6.668cm" svg:y="8.011cm" chart:style-name="ch6">
              <text:p>#Pixels</text:p>
            </chart:title>
          </chart:axis>
          <chart:axis chart:dimension="y" chart:name="primary-y" chart:style-name="ch5">
            <chart:title svg:x="0.451cm" svg:y="4.821cm" chart:style-name="ch7">
              <text:p>ms</text:p>
            </chart:title>
            <chart:grid chart:style-name="ch8" chart:class="major"/>
          </chart:axis>
          <chart:series chart:style-name="ch9" chart:values-cell-range-address="'MX 150 vs GTX 1080'.C54:'MX 150 vs GTX 1080'.F54" loext:label-string="total_1_1" chart:class="chart:scatter">
            <chart:domain table:cell-range-address="'MX 150 vs GTX 1080'.C9:'MX 150 vs GTX 1080'.F9"/>
            <chart:data-point chart:repeated="4"/>
          </chart:series>
          <chart:series chart:style-name="ch10" chart:values-cell-range-address="'MX 150 vs GTX 1080'.J54:'MX 150 vs GTX 1080'.M54" loext:label-string="total_map_fusion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total_1_1</text:p>
              </table:table-cell>
              <table:table-cell office:value-type="string">
                <text:p>total_map_fu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MX 150 vs GTX 1080'.C9:'MX 150 vs GTX 1080'.F9</svg:desc>
                </draw:g>
              </table:table-cell>
              <table:table-cell office:value-type="float" office:value="110.3702">
                <text:p>110.3702</text:p>
                <draw:g>
                  <svg:desc>'MX 150 vs GTX 1080'.C54:'MX 150 vs GTX 1080'.F54</svg:desc>
                </draw:g>
              </table:table-cell>
              <table:table-cell office:value-type="float" office:value="114.0935">
                <text:p>114.0935</text:p>
                <draw:g>
                  <svg:desc>'MX 150 vs GTX 1080'.J54:'MX 150 vs GTX 1080'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84.0357">
                <text:p>184.0357</text:p>
              </table:table-cell>
              <table:table-cell office:value-type="float" office:value="183.0988">
                <text:p>183.0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58.2909">
                <text:p>358.2909</text:p>
              </table:table-cell>
              <table:table-cell office:value-type="float" office:value="351.4439">
                <text:p>351.4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799.1822">
                <text:p>799.1822</text:p>
              </table:table-cell>
              <table:table-cell office:value-type="float" office:value="727.3646">
                <text:p>727.36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